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 Light" svg:font-family="'Microsoft JhengHei Light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618cm" loext:decorative="false"/>
      <style:paragraph-properties style:writing-mode="lr-tb"/>
    </style:style>
    <style:style style:name="gr2" style:family="graphic" style:parent-style-name="standard">
      <style:graphic-properties draw:fill-color="#dedce6" draw:textarea-horizontal-align="justify" draw:textarea-vertical-align="middle" draw:auto-grow-height="false" fo:min-height="0.98cm" fo:min-width="5.126cm" loext:decorative="false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345cm" fo:min-width="5.173cm" loext:decorative="false"/>
      <style:paragraph-properties style:writing-mode="lr-tb"/>
    </style:style>
    <style:style style:name="gr4" style:family="graphic" style:parent-style-name="objectwithoutfill">
      <style:graphic-properties svg:stroke-width="0.106cm" svg:stroke-color="#ff3838" draw:marker-start-width="0.359cm" draw:marker-end="Puntas_20_de_20_flecha_20_1" draw:marker-end-width="0.4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svg:stroke-color="#ff3838" draw:fill-color="#ffa6a6" draw:textarea-horizontal-align="justify" draw:textarea-vertical-align="middle" draw:auto-grow-height="false" fo:min-height="0.807cm" fo:min-width="0.605cm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ff3838" draw:marker-start-width="0.359cm" draw:marker-end="Puntas_20_de_20_flecha_20_2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181cm" loext:decorative="false"/>
      <style:paragraph-properties style:writing-mode="lr-tb"/>
    </style:style>
    <style:style style:name="gr8" style:family="graphic" style:parent-style-name="objectwithoutfill">
      <style:graphic-properties svg:stroke-width="0.106cm" svg:stroke-color="#ff3838" draw:marker-start-width="0.359cm" draw:marker-end="Puntas_20_de_20_flecha_20_3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color="#bf819e" draw:fill-color="#b7b3ca" draw:textarea-horizontal-align="justify" draw:textarea-vertical-align="middle" draw:auto-grow-height="false" fo:min-height="0.638cm" fo:min-width="4.735cm" loext:decorative="false"/>
      <style:paragraph-properties style:writing-mode="lr-tb"/>
    </style:style>
    <style:style style:name="gr10" style:family="graphic" style:parent-style-name="standard">
      <style:graphic-properties svg:stroke-color="#bf819e" draw:fill-color="#b7b3ca" draw:textarea-horizontal-align="justify" draw:textarea-vertical-align="middle" draw:auto-grow-height="false" fo:min-height="0.638cm" fo:min-width="4.616cm" loext:decorative="false"/>
      <style:paragraph-properties style:writing-mode="lr-tb"/>
    </style:style>
    <style:style style:name="gr11" style:family="graphic" style:parent-style-name="standard">
      <style:graphic-properties draw:fill-color="#dedce6" draw:textarea-horizontal-align="justify" draw:textarea-vertical-align="middle" draw:auto-grow-height="false" fo:min-height="2.016cm" fo:min-width="5.087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Long_20_Dot" svg:stroke-width="0.106cm" svg:stroke-color="#ff3838" draw:marker-start-width="0.358cm" draw:marker-end="Puntas_20_de_20_flecha_20_4" draw:marker-end-width="0.458cm" svg:stroke-linecap="butt" draw:fill="none" draw:textarea-vertical-align="middle" fo:padding-top="0.177cm" fo:padding-bottom="0.177cm" fo:padding-left="0.302cm" fo:padding-right="0.302cm" loext:decorative="false"/>
    </style:style>
    <style:style style:name="gr13" style:family="graphic" style:parent-style-name="objectwithoutfill">
      <style:graphic-properties draw:stroke="dash" draw:stroke-dash="Long_20_Dot_20__28_Rounded_29_" svg:stroke-width="0.106cm" svg:stroke-color="#ff3838" draw:marker-start-width="0.358cm" draw:marker-end="Puntas_20_de_20_flecha_20_4" draw:marker-end-width="0.458cm" svg:stroke-linecap="round" draw:fill="none" draw:textarea-vertical-align="middle" fo:padding-top="0.177cm" fo:padding-bottom="0.177cm" fo:padding-left="0.302cm" fo:padding-right="0.302cm" loext:decorative="false"/>
    </style:style>
    <style:style style:name="gr14" style:family="graphic" style:parent-style-name="objectwithoutfill">
      <style:graphic-properties draw:stroke="dash" draw:stroke-dash="Dash" svg:stroke-width="0.106cm" svg:stroke-color="#ff3838" draw:marker-start-width="0.358cm" draw:marker-end="Puntas_20_de_20_flecha_20_4" draw:marker-end-width="0.458cm" svg:stroke-linecap="butt" draw:fill="none" draw:textarea-vertical-align="middle" fo:padding-top="0.177cm" fo:padding-bottom="0.177cm" fo:padding-left="0.302cm" fo:padding-right="0.302cm" loext:decorative="false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.732cm" fo:min-width="5.504cm" loext:decorative="false"/>
      <style:paragraph-properties style:writing-mode="lr-tb"/>
    </style:style>
    <style:style style:name="gr16" style:family="graphic" style:parent-style-name="standard">
      <style:graphic-properties svg:stroke-color="#8d1d75" draw:fill-color="#e0c2cd" draw:textarea-horizontal-align="justify" draw:textarea-vertical-align="middle" draw:auto-grow-height="false" fo:min-height="0.544cm" fo:min-width="1.961cm" loext:decorative="false"/>
      <style:paragraph-properties style:writing-mode="lr-tb"/>
    </style:style>
    <style:style style:name="gr17" style:family="graphic" style:parent-style-name="objectwithoutfill">
      <style:graphic-properties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objectwithoutfill">
      <style:graphic-properties svg:stroke-width="0.106cm" svg:stroke-color="#808080" draw:marker-start-width="0.359cm" draw:marker-end="Puntas_20_de_20_flecha_20_5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objectwithoutfill">
      <style:graphic-properties svg:stroke-width="0.106cm" svg:stroke-color="#000000" draw:marker-start-width="0.359cm" draw:marker-end="Puntas_20_de_20_flecha_20_5" draw:marker-end-width="0.459cm" draw:fill="none" draw:textarea-vertical-align="middle" fo:padding-top="0.178cm" fo:padding-bottom="0.178cm" fo:padding-left="0.303cm" fo:padding-right="0.303cm" loext:decorative="false"/>
    </style:style>
    <style:style style:name="gr20" style:family="graphic" style:parent-style-name="objectwithoutfill">
      <style:graphic-properties svg:stroke-width="0.106cm" svg:stroke-color="#000000" draw:marker-start-width="0.359cm" draw:marker-end="Puntas_20_de_20_flecha_20_6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  <style:text-properties style:font-name="Microsoft JhengHei Light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Microsoft JhengHei Light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dedce6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dddddd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ffa6a6"/>
      <style:paragraph-properties fo:text-align="center"/>
      <style:text-properties fo:font-size="6pt" style:font-size-asian="6pt" style:font-size-complex="6pt"/>
    </style:style>
    <style:style style:name="P10" style:family="paragraph">
      <style:text-properties fo:color="#ff3838" loext:opacity="100%" fo:font-size="6pt" style:font-size-asian="6pt" style:font-size-complex="6pt"/>
    </style:style>
    <style:style style:name="P11" style:family="paragraph">
      <loext:graphic-properties draw:fill="none" draw:fill-color="#ffffff"/>
      <style:text-properties fo:color="#ff3838" loext:opacity="100%" fo:font-size="6pt" style:font-size-asian="6pt" style:font-size-complex="6pt"/>
    </style:style>
    <style:style style:name="P12" style:family="paragraph">
      <style:paragraph-properties fo:text-align="center"/>
      <style:text-properties fo:color="#8d1d75" loext:opacity="100%" fo:font-size="8pt" style:font-size-asian="8pt" style:font-size-complex="8pt"/>
    </style:style>
    <style:style style:name="P13" style:family="paragraph">
      <loext:graphic-properties draw:fill-color="#b7b3ca"/>
      <style:paragraph-properties fo:text-align="center"/>
      <style:text-properties fo:color="#8d1d75" loext:opacity="100%" fo:font-size="8pt" style:font-size-asian="8pt" style:font-size-complex="8pt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e0c2cd"/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Microsoft JhengHei Light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ff3838" loext:opacity="100%" fo:font-size="6pt" style:font-size-asian="6pt" style:font-size-complex="6pt"/>
    </style:style>
    <style:style style:name="T4" style:family="text">
      <style:text-properties fo:color="#8d1d75" loext:opacity="100%" fo:font-size="8pt" style:font-size-asian="8pt" style:font-size-complex="8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6.551cm" svg:height="1.749cm" svg:x="10.605cm" svg:y="17.168cm">
          <draw:text-box>
            <text:p text:style-name="P1"><text:span text:style-name="T1">CAREPTA “SERVIDOR”</text:span></text:p>
          </draw:text-box>
        </draw:frame>
        <draw:custom-shape draw:style-name="gr2" draw:text-style-name="P4" draw:layer="layout" svg:width="5.758cm" svg:height="1.362cm" svg:x="11.03cm" svg:y="4.246cm">
          <text:p text:style-name="P3">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758cm" svg:height="1.362cm" svg:x="11.012cm" svg:y="5.496cm">
          <text:p text:style-name="P3">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5cm" svg:height="1.767cm" svg:x="10.92cm" svg:y="12.133cm">
          <text:p text:style-name="P5">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7" draw:layer="layout" svg:x1="12.893cm" svg:y1="6.281cm" svg:x2="12.806cm" svg:y2="13cm">
          <text:p/>
        </draw:line>
        <draw:custom-shape draw:style-name="gr5" draw:text-style-name="P9" draw:layer="layout" svg:width="1.561cm" svg:height="1.493cm" svg:x="12.018cm" svg:y="8.557cm">
          <text:p text:style-name="P8"><text:span text:style-name="T2">J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2.899cm" svg:y1="12.969cm" svg:x2="15.052cm" svg:y2="12.969cm">
          <text:p/>
        </draw:line>
        <draw:frame draw:style-name="gr7" draw:text-style-name="P11" draw:layer="layout" svg:width="2.092cm" svg:height="0.489cm" svg:x="12.698cm" svg:y="12.969cm">
          <draw:text-box>
            <text:p text:style-name="P10"><text:span text:style-name="T3">PHP PROCESA</text:span></text:p>
          </draw:text-box>
        </draw:frame>
        <draw:line draw:style-name="gr8" draw:text-style-name="P7" draw:layer="layout" svg:x1="15.063cm" svg:y1="12.896cm" svg:x2="15.09cm" svg:y2="6.202cm">
          <text:p/>
        </draw:line>
        <draw:custom-shape draw:style-name="gr9" draw:text-style-name="P13" draw:layer="layout" svg:width="5.331cm" svg:height="0.984cm" svg:x="11.197cm" svg:y="11.346cm">
          <text:p text:style-name="P12"><text:span text:style-name="T4">PHP://input, GET, P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5.212cm" svg:height="0.984cm" svg:x="11.28cm" svg:y="6.794cm">
          <text:p text:style-name="P12"><text:span text:style-name="T4">FE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1.561cm" svg:height="1.493cm" svg:x="14.346cm" svg:y="8.663cm">
          <text:p text:style-name="P8"><text:span text:style-name="T2">J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5.831cm" svg:height="2.51cm" svg:x="10.872cm" svg:y="14.275cm">
          <text:p text:style-name="P3">MY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2.788cm" svg:y1="13.319cm" svg:x2="12.788cm" svg:y2="14.88cm">
          <text:p/>
        </draw:line>
        <draw:line draw:style-name="gr13" draw:text-style-name="P7" draw:layer="layout" svg:x1="12.788cm" svg:y1="13.293cm" svg:x2="12.788cm" svg:y2="14.854cm">
          <text:p/>
        </draw:line>
        <draw:line draw:style-name="gr14" draw:text-style-name="P7" draw:layer="layout" svg:x1="15.037cm" svg:y1="13.293cm" svg:x2="15.037cm" svg:y2="14.854cm">
          <text:p/>
        </draw:line>
        <draw:line draw:style-name="gr12" draw:text-style-name="P7" draw:layer="layout" svg:x1="12.788cm" svg:y1="13.293cm" svg:x2="12.788cm" svg:y2="14.854cm">
          <text:p/>
        </draw:line>
        <draw:frame draw:style-name="gr1" draw:text-style-name="P2" draw:layer="layout" svg:width="6.551cm" svg:height="1cm" svg:x="10.738cm" svg:y="2.722cm">
          <draw:text-box>
            <text:p text:style-name="P1"><text:span text:style-name="T1">CAREPTA “CLIENTE”</text:span></text:p>
          </draw:text-box>
        </draw:frame>
        <draw:custom-shape draw:style-name="gr15" draw:text-style-name="P14" draw:layer="layout" svg:width="6.218cm" svg:height="2.196cm" svg:x="18.018cm" svg:y="12.039cm">
          <text:p text:style-name="P3">Conecta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5.212cm" svg:height="0.984cm" svg:x="18.504cm" svg:y="13.754cm">
          <text:p text:style-name="P12"><text:span text:style-name="T4">TIENE UNOS METO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2.461cm" svg:height="0.794cm" svg:x="18.494cm" svg:y="15.399cm">
          <text:p text:style-name="P3"><text:span text:style-name="T5">LISTAR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2.461cm" svg:height="0.794cm" svg:x="18.494cm" svg:y="16.325cm">
          <text:p text:style-name="P3"><text:span text:style-name="T5">INSERTAR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2.461cm" svg:height="0.794cm" svg:x="18.468cm" svg:y="17.224cm">
          <text:p text:style-name="P3"><text:span text:style-name="T5">BUSCAR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2.461cm" svg:height="0.794cm" svg:x="18.442cm" svg:y="18.151cm">
          <text:p text:style-name="P3"><text:span text:style-name="T5">ECT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3.019cm" svg:y1="14.738cm" svg:x2="22.992cm" svg:y2="18.547cm">
          <text:p/>
        </draw:line>
        <draw:line draw:style-name="gr18" draw:text-style-name="P7" draw:layer="layout" svg:x1="23.041cm" svg:y1="18.531cm" svg:x2="20.913cm" svg:y2="18.503cm">
          <text:p/>
        </draw:line>
        <draw:line draw:style-name="gr18" draw:text-style-name="P7" draw:layer="layout" svg:x1="23.043cm" svg:y1="17.625cm" svg:x2="20.915cm" svg:y2="17.597cm">
          <text:p/>
        </draw:line>
        <draw:line draw:style-name="gr18" draw:text-style-name="P7" draw:layer="layout" svg:x1="23.023cm" svg:y1="16.724cm" svg:x2="20.942cm" svg:y2="16.704cm">
          <text:p/>
        </draw:line>
        <draw:line draw:style-name="gr18" draw:text-style-name="P7" draw:layer="layout" svg:x1="23.026cm" svg:y1="15.854cm" svg:x2="20.945cm" svg:y2="15.834cm">
          <text:p/>
        </draw:line>
        <draw:line draw:style-name="gr19" draw:text-style-name="P7" draw:layer="layout" svg:x1="18.018cm" svg:y1="13.361cm" svg:x2="16.775cm" svg:y2="13.361cm">
          <text:p/>
        </draw:line>
        <draw:line draw:style-name="gr20" draw:text-style-name="P7" draw:layer="layout" svg:x1="16.801cm" svg:y1="12.885cm" svg:x2="17.992cm" svg:y2="12.8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 Light" svg:font-family="'Microsoft JhengHei Light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stroke-dash draw:name="Dash" draw:style="rect" draw:dots1="1" draw:dots1-length="197%" draw:distance="127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4T16:29:52.588000000</meta:creation-date>
    <dc:date>2024-11-14T17:04:34.505000000</dc:date>
    <meta:editing-duration>PT11M54S</meta:editing-duration>
    <meta:editing-cycles>2</meta:editing-cycles>
    <meta:generator>LibreOffice/24.8.2.1$Windows_X86_64 LibreOffice_project/0f794b6e29741098670a3b95d60478a65d05ef13</meta:generator>
    <meta:document-statistic meta:object-count="31"/>
  </office:meta>
</office:document-meta>
</file>